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ClassAndMethodStylers.styleClass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ClassAndMethodStylers.styleClas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tyling.stylePlain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Styling.styleBas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assAndMethodStylers.styleClass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Styling.stylePrimitive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onStyling.styleMap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assAndMethodStylers.styleClas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Styling.style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ClassAndMethodStylers.sty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assAndMethodStylers.sty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Styling.style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lassAndMethodStylers.sty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Styling.styleObject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ClassAndMethodStylers.styleClas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ClassAndMethodStylers.sty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assAndMethodStylers.styleClas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